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2000000753069CCAD1151051C.png" manifest:media-type="image/png"/>
  <manifest:file-entry manifest:full-path="Pictures/100000010000020D0000007B50093A94928A4242.png" manifest:media-type="image/png"/>
  <manifest:file-entry manifest:full-path="Pictures/100000010000018B000001C8C99ACC8FAD3F8C64.png" manifest:media-type="image/png"/>
  <manifest:file-entry manifest:full-path="Pictures/100000010000021D000000839E693BDD4A17813E.png" manifest:media-type="image/png"/>
  <manifest:file-entry manifest:full-path="Pictures/10000001000000D60000002961C32C05201ADCAA.png" manifest:media-type="image/png"/>
  <manifest:file-entry manifest:full-path="Pictures/10000001000001A3000001F2B2C4BD7918724653.png" manifest:media-type="image/png"/>
  <manifest:file-entry manifest:full-path="Pictures/10000001000001600000017643B892AF9844CBFD.png" manifest:media-type="image/png"/>
  <manifest:file-entry manifest:full-path="Pictures/100000010000017E000001C80500BDE100E9D725.png" manifest:media-type="image/png"/>
  <manifest:file-entry manifest:full-path="Pictures/10000001000000E800000027FE70D7EAD7CF4FE1.png" manifest:media-type="image/png"/>
  <manifest:file-entry manifest:full-path="Pictures/10000001000001AF000001D8E2FFDA46D7E9679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c2ac" officeooo:paragraph-rsid="001fc2a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ctica1</text:p>
      <text:p text:style-name="P1">a)</text:p>
      <text:p text:style-name="P1"/>
      <text:p text:style-name="P1"><draw:frame draw:style-name="fr1" draw:name="Imagen1" text:anchor-type="char" svg:x="1.02cm" svg:y="0.143cm" svg:width="11.061cm" svg:height="3.096cm" draw:z-index="0"><draw:image xlink:href="Pictures/10000001000001A2000000753069CCAD1151051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b)</text:p>
      <text:p text:style-name="P1"><draw:frame draw:style-name="fr2" draw:name="Imagen2" text:anchor-type="char" svg:width="14.316cm" svg:height="3.466cm" draw:z-index="1"><draw:image xlink:href="Pictures/100000010000021D000000839E693BDD4A17813E.png" xlink:type="simple" xlink:show="embed" xlink:actuate="onLoad" draw:mime-type="image/png"/></draw:frame></text:p>
      <text:p text:style-name="P1">c)</text:p>
      <text:p text:style-name="P1"/>
      <text:p text:style-name="P1"><draw:frame draw:style-name="fr2" draw:name="Imagen3" text:anchor-type="char" svg:width="13.892cm" svg:height="3.254cm" draw:z-index="2"><draw:image xlink:href="Pictures/100000010000020D0000007B50093A94928A4242.png" xlink:type="simple" xlink:show="embed" xlink:actuate="onLoad" draw:mime-type="image/png"/></draw:frame></text:p>
      <text:p text:style-name="P1"/>
      <text:p text:style-name="P1"/>
      <text:p text:style-name="P1">practica2</text:p>
      <text:p text:style-name="P1"/>
      <text:p text:style-name="P1"/>
      <text:p text:style-name="P1"><draw:frame draw:style-name="fr1" draw:name="Imagen4" text:anchor-type="char" svg:x="4.048cm" svg:y="0.159cm" svg:width="8.507cm" svg:height="10.111cm" draw:z-index="3"><draw:image xlink:href="Pictures/10000001000001A3000001F2B2C4BD791872465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ractica3<draw:frame draw:style-name="fr1" draw:name="Imagen5" text:anchor-type="char" svg:x="3.447cm" svg:y="0.411cm" svg:width="10.109cm" svg:height="12.067cm" draw:z-index="4"><draw:image xlink:href="Pictures/100000010000017E000001C80500BDE100E9D72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n6" text:anchor-type="char" svg:width="9.313cm" svg:height="9.895cm" draw:z-index="5"><draw:image xlink:href="Pictures/10000001000001600000017643B892AF9844CBF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n7" text:anchor-type="char" svg:x="4.736cm" svg:y="0.076cm" svg:width="6.787cm" svg:height="1.429cm" draw:z-index="6"><draw:image xlink:href="Pictures/10000001000000E800000027FE70D7EAD7CF4FE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draw:frame draw:style-name="fr2" draw:name="Imagen8" text:anchor-type="char" svg:width="5.662cm" svg:height="1.085cm" draw:z-index="7"><draw:image xlink:href="Pictures/10000001000000D60000002961C32C05201ADCAA.png" xlink:type="simple" xlink:show="embed" xlink:actuate="onLoad" draw:mime-type="image/png"/></draw:frame></text:p>
      <text:p text:style-name="P1"/>
      <text:p text:style-name="P1"/>
      <text:p text:style-name="P1">practica 4</text:p>
      <text:p text:style-name="P1"/>
      <text:p text:style-name="P1"><draw:frame draw:style-name="fr1" draw:name="Imagen9" text:anchor-type="char" svg:x="2.798cm" svg:y="0.111cm" svg:width="11.405cm" svg:height="12.49cm" draw:z-index="8"><draw:image xlink:href="Pictures/10000001000001AF000001D8E2FFDA46D7E9679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10" text:anchor-type="char" svg:x="4.147cm" svg:y="0.337cm" svg:width="10.208cm" svg:height="11.785cm" draw:z-index="9"><draw:image xlink:href="Pictures/100000010000018B000001C8C99ACC8FAD3F8C64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2T09:47:26.433000000</meta:creation-date>
    <dc:date>2024-02-22T10:22:34.169000000</dc:date>
    <meta:editing-duration>PT35M8S</meta:editing-duration>
    <meta:editing-cycles>1</meta:editing-cycles>
    <meta:document-statistic meta:table-count="0" meta:image-count="10" meta:object-count="0" meta:page-count="4" meta:paragraph-count="7" meta:word-count="8" meta:character-count="43" meta:non-whitespace-character-count="42"/>
    <meta:generator>LibreOffice/7.6.1.2$Windows_X86_64 LibreOffice_project/f5defcebd022c5bc36bbb79be232cb6926d8f674</meta:generator>
  </office:meta>
</office:document-meta>
</file>